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lagolica Missal DPG" svg:font-family="'Glagolica Missal DPG'" style:font-adornments="Regular" style:font-pitch="variable"/>
    <style:font-face style:name="Lato Black" svg:font-family="'Lato Black'" style:font-adornments="Black"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tab-stops/>
      </style:paragraph-properties>
      <style:text-properties officeooo:paragraph-rsid="00a30f09"/>
    </style:style>
    <style:style style:name="P2" style:family="paragraph" style:parent-style-name="Text_20_body">
      <style:paragraph-properties>
        <style:tab-stops/>
      </style:paragraph-properties>
      <style:text-properties officeooo:rsid="005c7d47" officeooo:paragraph-rsid="00a30f09"/>
    </style:style>
    <style:style style:name="P3" style:family="paragraph" style:parent-style-name="Text_20_body">
      <style:text-properties officeooo:paragraph-rsid="00a83172"/>
    </style:style>
    <style:style style:name="P4" style:family="paragraph" style:parent-style-name="Text_20_body">
      <style:text-properties officeooo:paragraph-rsid="00ad5ee5"/>
    </style:style>
    <style:style style:name="P5" style:family="paragraph" style:parent-style-name="Text_20_body" style:list-style-name="L1">
      <style:paragraph-properties fo:margin-left="0in" fo:margin-right="0.0417in" fo:margin-top="0in" fo:margin-bottom="0in" loext:contextual-spacing="false" style:line-height-at-least="0.1563in" fo:text-indent="0in" style:auto-text-indent="false" fo:padding="0in" fo:border="none"/>
    </style:style>
    <style:style style:name="P6" style:family="paragraph" style:parent-style-name="Heading_20_3">
      <style:text-properties officeooo:paragraph-rsid="00a30f09"/>
    </style:style>
    <style:style style:name="T1" style:family="text">
      <style:text-properties officeooo:rsid="0061bf67"/>
    </style:style>
    <style:style style:name="T2" style:family="text">
      <style:text-properties officeooo:rsid="00a30f09"/>
    </style:style>
    <style:style style:name="T3" style:family="text">
      <style:text-properties officeooo:rsid="00a35a66"/>
    </style:style>
    <style:style style:name="T4" style:family="text">
      <style:text-properties officeooo:rsid="00a48398"/>
    </style:style>
    <style:style style:name="T5" style:family="text">
      <style:text-properties officeooo:rsid="00a4d242"/>
    </style:style>
    <style:style style:name="T6" style:family="text">
      <style:text-properties officeooo:rsid="00a667d6"/>
    </style:style>
    <style:style style:name="T7" style:family="text">
      <style:text-properties officeooo:rsid="00a83172"/>
    </style:style>
    <style:style style:name="T8" style:family="text">
      <style:text-properties officeooo:rsid="00aa2271"/>
    </style:style>
    <style:style style:name="T9" style:family="text">
      <style:text-properties officeooo:rsid="00ab57b3"/>
    </style:style>
    <style:style style:name="T10" style:family="text">
      <style:text-properties officeooo:rsid="00abff36"/>
    </style:style>
    <style:style style:name="T11" style:family="text">
      <style:text-properties officeooo:rsid="00ac010e"/>
    </style:style>
    <style:style style:name="T12" style:family="text">
      <style:text-properties officeooo:rsid="00af7e1e"/>
    </style:style>
    <style:style style:name="T13" style:family="text">
      <style:text-properties officeooo:rsid="00aff464"/>
    </style:style>
    <style:style style:name="T14" style:family="text">
      <style:text-properties officeooo:rsid="00b0b453"/>
    </style:style>
    <style:style style:name="T15" style:family="text">
      <style:text-properties officeooo:rsid="00b10a91"/>
    </style:style>
    <style:style style:name="T16" style:family="text">
      <style:text-properties officeooo:rsid="00b17c0c"/>
    </style:style>
    <style:style style:name="T17" style:family="text">
      <style:text-properties officeooo:rsid="00b28aad"/>
    </style:style>
    <style:style style:name="T18" style:family="text">
      <style:text-properties officeooo:rsid="00b4230f"/>
    </style:style>
    <style:style style:name="T19" style:family="text">
      <style:text-properties officeooo:rsid="00b5cb5b"/>
    </style:style>
    <style:style style:name="T20" style:family="text">
      <style:text-properties officeooo:rsid="00b7c165"/>
    </style:style>
    <style:style style:name="T21" style:family="text">
      <style:text-properties officeooo:rsid="00b829d6"/>
    </style:style>
    <style:style style:name="T22" style:family="text">
      <style:text-properties officeooo:rsid="00b9e950"/>
    </style:style>
    <style:style style:name="T23" style:family="text">
      <style:text-properties officeooo:rsid="00ba63c9"/>
    </style:style>
    <style:style style:name="T24" style:family="text">
      <style:text-properties officeooo:rsid="00bc284a"/>
    </style:style>
    <style:style style:name="T25" style:family="text">
      <style:text-properties officeooo:rsid="00bdcd1e"/>
    </style:style>
    <style:style style:name="T26" style:family="text">
      <style:text-properties officeooo:rsid="00bf8cec"/>
    </style:style>
    <style:style style:name="T27" style:family="text">
      <style:text-properties officeooo:rsid="00c120ab"/>
    </style:style>
    <style:style style:name="T28" style:family="text">
      <style:text-properties officeooo:rsid="00c1e830"/>
    </style:style>
    <style:style style:name="T29" style:family="text">
      <style:text-properties officeooo:rsid="00c2da73"/>
    </style:style>
    <style:style style:name="T30" style:family="text">
      <style:text-properties officeooo:rsid="00c463f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Оо <text:span text:style-name="HeadingGlagol">Оо</text:span></text:h>
      <text:p text:style-name="P2">о<text:span text:style-name="Placeholder"> </text:span>ООО<text:span text:style-name="T2">́</text:span><text:span text:style-name="Placeholder"> </text:span>о-о<text:span text:style-name="Placeholder"> </text:span>о-о-о</text:p>
      <text:h text:style-name="P6" text:outline-level="3">Нн <text:span text:style-name="HeadingGlagol">Нн</text:span></text:h>
      <text:p text:style-name="P1">но<text:span text:style-name="Placeholder"> </text:span>он<text:span text:style-name="Placeholder"> </text:span>оно<text:span text:style-name="T2">́</text:span><text:span text:style-name="Placeholder"> </text:span>ОО<text:span text:style-name="T2">́</text:span>Н<text:span text:style-name="Placeholder"> </text:span>но-но<text:span text:style-name="T2">́</text:span></text:p>
      <text:h text:style-name="P6" text:outline-level="3">Тт <text:span text:style-name="HeadingGlagol">Тт</text:span></text:h>
      <text:p text:style-name="P1">то<text:span text:style-name="Placeholder"> </text:span>от<text:span text:style-name="Placeholder"> </text:span>тот<text:span text:style-name="Placeholder"> </text:span>то<text:span text:style-name="T2">́</text:span>т-то<text:span text:style-name="Placeholder"> </text:span>то-то<text:span text:style-name="Placeholder"> </text:span>ото<text:span text:style-name="Placeholder"> </text:span>то-то<text:span text:style-name="Placeholder"> </text:span><text:span text:style-name="T1">Т</text:span>о<text:span text:style-name="T1">то́</text:span><text:span text:style-name="Placeholder"> </text:span>О<text:span text:style-name="T2">́</text:span>тто</text:p>
      <text:h text:style-name="P6" text:outline-level="3">Ее <text:span text:style-name="HeadingGlagol">Ее</text:span></text:h>
      <text:p text:style-name="P1">не<text:span text:style-name="Placeholder"> </text:span>нет<text:span text:style-name="Placeholder"> </text:span>нет-нет<text:span text:style-name="Placeholder"> </text:span>тент<text:span text:style-name="Placeholder"> </text:span>те<text:span text:style-name="Placeholder"> </text:span>енот<text:span text:style-name="T2">́</text:span><text:span text:style-name="Placeholder"> </text:span>нео<text:span text:style-name="T2">́</text:span>н<text:span text:style-name="Placeholder"> </text:span>нет<text:span text:style-name="Placeholder"> <text:s/></text:span>нет-нет-нет</text:p>
      <text:h text:style-name="P6" text:outline-level="3">Сс <text:span text:style-name="HeadingGlagol">Сс</text:span></text:h>
      <text:p text:style-name="P1">с<text:span text:style-name="Placeholder"> </text:span>со<text:span text:style-name="Placeholder"> </text:span>сто<text:span text:style-name="Placeholder"> </text:span>сон<text:span text:style-name="Placeholder"> </text:span>нос<text:span text:style-name="Placeholder"> </text:span>тесно<text:span text:style-name="T2">́</text:span><text:span text:style-name="Placeholder"> </text:span>тест<text:span text:style-name="Placeholder"> </text:span>се<text:span text:style-name="Placeholder"> </text:span>стон<text:span text:style-name="Placeholder"> </text:span>се<text:span text:style-name="T2">́</text:span>но<text:span text:style-name="Placeholder"> </text:span>тост<text:span text:style-name="Placeholder"> </text:span>ЕС<text:span text:style-name="Placeholder"> </text:span>те<text:span text:style-name="T2">́</text:span>сто<text:span text:style-name="Placeholder"> </text:span>снос<text:span text:style-name="Placeholder"> </text:span>со<text:span text:style-name="T2">́</text:span>нно<text:span text:style-name="Placeholder"> </text:span>СС<text:span text:style-name="Placeholder"> </text:span>но<text:span text:style-name="T2">́</text:span>нсенс<text:span text:style-name="Placeholder"> </text:span>ОС<text:span text:style-name="Placeholder"> </text:span>сно<text:span text:style-name="T2">́</text:span>сно<text:span text:style-name="Placeholder"> </text:span>соне<text:span text:style-name="T2">́</text:span>т<text:span text:style-name="Placeholder"> </text:span>сет<text:span text:style-name="Placeholder"> </text:span>тсс<text:span text:style-name="Placeholder"> </text:span>стесненно<text:span text:style-name="Placeholder"> </text:span>тс-с</text:p>
      <text:h text:style-name="P6" text:outline-level="3">Рр <text:span text:style-name="HeadingGlagol">Рр</text:span></text:h>
      <text:p text:style-name="Text_20_body">рост СССР рот тро́е о́стро сорт тре́нер стресс терро́р торт рее́стр трон трос трест сор те́нор торс ер Рено<text:span text:style-name="T3">́</text:span> Со<text:span text:style-name="T3">́</text:span>рос ор ро́тор Торо<text:span text:style-name="T3">́</text:span>нто тор Рене<text:span text:style-name="T3">́</text:span> осётр Неро<text:span text:style-name="T3">́</text:span>н ре<text:span text:style-name="T3">́</text:span>тро ре се<text:span text:style-name="T3">́</text:span>нсор не́рест то́стер те<text:span text:style-name="T3">́</text:span>стостеро<text:span text:style-name="T3">́</text:span>н</text:p>
      <text:h text:style-name="P6" text:outline-level="3">Аа <text:span text:style-name="HeadingGlagol">Аа</text:span></text:h>
      <text:p text:style-name="Text_20_body">на а она́ страна́ сторона́ ра́но стена́ ра́нее теа́тр стра́нно сестра́ рестора́н то́нна ОАО<text:span text:style-name="T3">́</text:span> А́нна аре́ст тра́сса ра́на старт <text:soft-page-break/>но́та сосна́ а острота́ аре́на Анто́н ссо́ра НА́ТО сеа́нс ро́та стра́стно стан сена́тор терра́са тра́та роса́ насо́с нора́ ора́тор анте́нна теснота́ ста́рое ра́са сатана<text:span text:style-name="T3">́</text:span> аттеста́т сена́т та́ра ста́роста ренесса<text:span text:style-name="T3">́</text:span>нс на ре́нта сан транс се́ра анана́с сона́та оса́ а на<text:span text:style-name="T3">́</text:span>те ареста́нт а́стра Тара<text:span text:style-name="T3">́</text:span>с тара́н Са<text:span text:style-name="T3">́</text:span>ра а Стас растра́та наро́ст не<text:span text:style-name="T3">́</text:span>-а отстранённо Се́на наст<text:span text:style-name="T4"> </text:span>рессо́ра Арара<text:span text:style-name="T5">́</text:span>т ано́нс Ната<text:span text:style-name="T5">́</text:span>н НА<text:span text:style-name="T5">́</text:span>СА арт со<text:span text:style-name="T5">́</text:span>та стартёр Сартр Астана<text:span text:style-name="T5">́</text:span> ота́ра тет-а-те<text:span text:style-name="T5">́</text:span>т насе́ст ао́рта расстро<text:span text:style-name="T5">́</text:span>енно Но<text:span text:style-name="T5">́</text:span>нна но́на та ата<text:span text:style-name="T5">́</text:span>с оса́нна ар рестора́тор на́рта рето́рта таранта́с тра-та-та<text:span text:style-name="T5">́</text:span> асс стра<text:span text:style-name="T5">́</text:span>та траст треста́ а́ра тарта<text:span text:style-name="T5">́</text:span>р станс таро<text:span text:style-name="T5">́</text:span> реоста́т тана<text:span text:style-name="T5">́</text:span>тос та<text:span text:style-name="T5">́</text:span>нтра аса<text:span text:style-name="T5">́</text:span>на </text:p>
      <text:h text:style-name="P6" text:outline-level="3">Вв <text:span text:style-name="HeadingGlagol">Вв</text:span></text:h>
      <text:p text:style-name="Text_20_body">в все во вот всё осно́ва отве́т сове́т соста́в свет а́втор сно́ва наве́рное во́все есте́ственно соотве́тственно основно́е весна́ това́р ве́ра вне ве́тер вес трава́ о́стров ро́вно се́вер вон ве́рно воро́та верне́е ветера́н наве́рно вот-вот нерв во́рот вон раство́р вор неве́ста рассве́т нрав но́вое ва́нна ра́венство равно́ ве́на Сара<text:span text:style-name="T6">́</text:span>тов е́вро нервно́ второ́е ТВ<text:span text:style-name="T6">́</text:span> воровство́ верста́ воро́на ВВС<text:span text:style-name="T6">́</text:span> наравне<text:span text:style-name="T6">́</text:span> Росто́в ва́та Нева<text:span text:style-name="T6">́</text:span> НТВ<text:span text:style-name="T6">́</text:span> ВТО<text:span text:style-name="T6">́</text:span> во соа́втор ве́ер авто<text:span text:style-name="T6">́</text:span> ава́нс наве́с втро<text:span text:style-name="T6">́</text:span>е нера́венство неве́рно все ван неесте́ственно Ева сте́рва во́рон Вене<text:span text:style-name="T6">́</text:span>ра соотве́тственно а́вторство врата́ се́рвер сова́ естество́ ро́вно отра<text:span text:style-name="T6">́</text:span>ва ва́рвар несравне́нно о<text:span text:style-name="T6">́</text:span>тсве́т Анто́нов отве́тственно ров Све́та рво́та всесторо́нне Серо<text:span text:style-name="T6">́</text:span>в овёс со́вестно снотво́рное о́стов Авро<text:span text:style-name="T6">́</text:span>ра отва́р нова́тор ора́ва ва́рварство Ва́рвара неро́вно вовне<text:span text:style-name="T6">́</text:span> Во<text:span text:style-name="T6">́</text:span>ва ве<text:span text:style-name="T6">́</text:span>то всё-всё ове́н ранова<text:span text:style-name="T6">́</text:span>то нра́вственно отворо́т Ерева<text:span text:style-name="T6">́</text:span>н ва́рево серва́нт сво́ра сев соа́вторство ревера́нс Не<text:span text:style-name="T6">́</text:span>стеров нава́р ре́вностно ворова́то Са<text:span text:style-name="T6">́</text:span>вва реставра́тор Верн сва́ра нова́торство сват створ соотве́тственно са́ван Серва<text:span text:style-name="T6">́</text:span>нтес таве́рна востро́ отве<text:span text:style-name="T6">́</text:span>тно Носо́в ве́трено веретено́ ворс но́ров старове́р отве́сно те́терев сватовство́ сава́нна теснова́то наворо<text:span text:style-name="T6">́</text:span>т на<text:span text:style-name="T6">́</text:span>ново Анто<text:span text:style-name="T6">́</text:span>новна во-во<text:span text:style-name="T6">́</text:span> отсе́в равно́ астрона́вт но<text:span text:style-name="T6">́</text:span>ев <text:soft-page-break/>а<text:span text:style-name="T6">́</text:span>втотра́сса ватт все-все-все<text:span text:style-name="T6">́</text:span> ве́стерн а<text:span text:style-name="T6">́</text:span>вва тавро́ вест ва<text:span text:style-name="T6">́</text:span>рна ре́верс отве́с остано́в вара́н рав </text:p>
      <text:h text:style-name="P6" text:outline-level="3">Лл <text:span text:style-name="HeadingGlagol">Лл</text:span></text:h>
      <text:p text:style-name="P3">сло́во те́ло стол ле́то лес сла́ва волна́ сло́вно во́лос Еле́на тала́нт село́ Лев ве́село сало́н сле́ва ле́нта ствол е́ле сло́вно Светла́на вертолёт нале́во орёл вал слон стрела́ налёт арсена́л Ле́на вле́во сала́т расстре́л светло́ са́ло Орло́в А́лла е́ле-е́ле ло́но сла́вно тало́н лавр орео́л алло<text:span text:style-name="T7">́</text:span> вла́стно нове́лла весло́ ова́л а́тлас неве́село отлёт ла́вра автосало<text:span text:style-name="T7">́</text:span>н ла́ва Лео<text:span text:style-name="T7">́</text:span>нов Вла<text:span text:style-name="T7">́</text:span>сов отва́л ло́тос ареа́л атле́т А<text:span text:style-name="T7">́</text:span>лен Оте<text:span text:style-name="T7">́</text:span>лло Вале<text:span text:style-name="T7">́</text:span>ра вол лов ала́н ле́стно рассо́л навеселе<text:span text:style-name="T7">́</text:span> со<text:span text:style-name="T7">́</text:span>ло Рола<text:span text:style-name="T7">́</text:span>н реа́л Асла<text:span text:style-name="T7">́</text:span>н театра́л вале́т остервене́ло Лео<text:span text:style-name="T7">́</text:span>н о́лово НЛО<text:span text:style-name="T7">́</text:span> отстре́л нал словеса́ сенова́л теле́сно Ло<text:span text:style-name="T7">́</text:span>сев Атла<text:span text:style-name="T7">́</text:span>нта ве́ртел лот ве<text:span text:style-name="T7">́</text:span>лено тлен реле<text:span text:style-name="T7">́</text:span> А<text:span text:style-name="T7">́</text:span>ллен Светло<text:span text:style-name="T7">́</text:span>в авра́л отло́в О<text:span text:style-name="T7">́</text:span>сло ласт слове́сно сталева́р остросло́в атла<text:span text:style-name="T7">́</text:span>нт волонтёр Ла<text:span text:style-name="T7">́</text:span>ра Сте<text:span text:style-name="T7">́</text:span>лла лото<text:span text:style-name="T7">́ </text:span>сте́ла васса́л ловела́с Ло<text:span text:style-name="T7">́</text:span>ра сверло́ телеса́ лат Ле<text:span text:style-name="T7">́</text:span>о Ле<text:span text:style-name="T7">́</text:span>ра со<text:span text:style-name="T7">́</text:span>ло Ролла<text:span text:style-name="T7">́</text:span>н ле́во несо́лоно то́лсто валто́рна вола́н ато́лл селе́н сволота<text:span text:style-name="T7">́</text:span> ле́са трал астра<text:span text:style-name="T7">́</text:span>л лассо<text:span text:style-name="T7">́</text:span> сервела́т лор нава́л слот танта́л ролл</text:p>
      <text:h text:style-name="P6" text:outline-level="3">Ии <text:span text:style-name="HeadingGlagol">Ии</text:span></text:h>
      <text:p text:style-name="Text_20_body">и они́ и́ли е́сли ли три ни си́ла интере́с вести́ вариа́нт населе́ние расти́ основа́ние сравне́ние соотве́тствие нести́ ли ввести́ интере́сно внести́ лист настрое́ние Ива́н отнести́ и́стина восстановле́ние вина́ вино́ нанести́ Ивано́в столе́тие отвести́ арти́ст авторите́т интерне́т свести́ расте́ние Ле́нин Ири́на соревнова́ние инве́стор волне́ние Ста́лин освое́ние строе́ние наси́лие навести́ три́ста равнове́сие террори́ст становле́ние внесе́ние творе́ние составле́ние во́ин Ни́на литр Валенти́на витри́на Валенти́н отве́рстие снести́ интерва́л старина́ се́рвис Ива́новна ориенти́р литера́тор ране́ние НИИ́ листва́ Иоа<text:span text:style-name="T8">́</text:span>нн стара́ние несоотве́тствие <text:soft-page-break/>сирота́ сви́тер свист лени́во восста́ние нанесе́ние и́стинно Лари́са интенси́вно винова́то Станисла<text:span text:style-name="T8">́</text:span>в ни́ва сериа<text:span text:style-name="T8">́</text:span>л Литва<text:span text:style-name="T8">́</text:span> тата́рин Ира<text:span text:style-name="T8">́</text:span>н ви́лла наи́вно равни́на та́инство наставле́ние ил винт те́ннис соли́ст свети́ло <text:span text:style-name="T8">c</text:span>инева́ селе́ние отстава́ние расстава́ние сире́на са́ни санита́р сви́та острие́ таи́нственно тре́ние тести<text:span text:style-name="T8">́</text:span>рование сосло́вие отравле́ние сорти́р старе́ние лиса́ неинтере́сно рве́ние инвести<text:span text:style-name="T8">́</text:span>рование титр И́ра лави́на Есе<text:span text:style-name="T8">́</text:span>нин ассисте́нт се́ни сие́ Тито<text:span text:style-name="T8">́</text:span>в тита́н ли́ра И<text:span text:style-name="T8">́</text:span>нна свини́на а<text:span text:style-name="T8">́</text:span>нтите́ло стра́нствие тира́н атеи́ст нараста́ние и́ва отли́в неве́рие сли́ва ио́н ревни́во сати́ра неи́стово рис Али<text:span text:style-name="T8">́</text:span>са интерна́т веле́ние отстране́ние неви́нно Раи<text:span text:style-name="T8">́</text:span>са насти́л рисова́ние оси́на врасти́ реали́ст сотворе́ние властели́н си́то Нил и́стово три<text:span text:style-name="T8">́</text:span>ллер То́ни ти́на ве́рование соотнести́ артиллери́ст тир тала́нтливо Антони<text:span text:style-name="T8">́</text:span>на триллио́н влива́ние ветерина́р рассвести́ сви́нство отнесе́ние си Та<text:span text:style-name="T8">́</text:span>ллин оставле́ние Вавило<text:span text:style-name="T8">́</text:span>н отрасти́ Сти<text:span text:style-name="T8">́</text:span>вен расслое́ние расселе́ние </text:p>
      <text:h text:style-name="P6" text:outline-level="3">Кк <text:span text:style-name="HeadingGlagol">Кк</text:span></text:h>
      <text:p text:style-name="Text_20_body">к как так как кто никто́ о́коло век кста́ти срок всё-таки кто<text:span text:style-name="T9">́</text:span>-то ка<text:span text:style-name="T9">́</text:span>к-то ко класс ско́ро кварти́ра карти́на ника́к окно́ текст акти́вно вско́ре тако́в Ви́ктор красота́ акт река́ коллекти́в ка́рта восто́к стекло́ ита<text:span text:style-name="T9">́</text:span>к како́в со́рок клие́нт конта́кт кана́л кино́ риск секре́т ста́вка кре́сло оста́ток стари́к коле́но колесо́ кра́ска крик актёр се́ктор контра́кт строка́ кле́тка кри́тика крест сте́нка остано́вка стати́стика сторо́нник стака́н и́скренне кварта́л океа́н тоска́ толк лека́рство ата́ка карти́нка открове́нно сто́лик конте́кст ко́ротко отте́нок отста́вка краси́во коро́ва Екатери́на Константи́н таре́лка сок ве́тка коло́нна костёр вто́рник раке́та конкре́тно исто́рик орке́стр кри́тик столкнове́ние акти́в ковёр анали́тик окра́ина нарко́тик та́ктика волк се́тка стре́лка танк ло́вко актри́са носо́к конто́ра верёвка ка́сса кот сове́тник Ки<text:span text:style-name="T9">́</text:span>ев нело́вко листо́к ла́вка Ира<text:span text:style-name="T9">́</text:span>к кла́ссика кран кла́ссик рак <text:soft-page-break/>такси́ ла́сково нови́нка иск ток ве́ко оско́лок трениро́вка <text:span text:style-name="T9">к</text:span>ороле́ва контине́нт скот ико́на тётка ни́тка склон кинотеа́тр отклоне́ние конве́рт скала́ исто́к ко́е-кто инсти́нкт и́скра та<text:span text:style-name="T9">́</text:span>к-то открове́ние окра́ска кислота́ кли́ника сора́тник ко́е-как ви́лка о́тклик </text:p>
      <text:h text:style-name="P6" text:outline-level="3">Мм <text:span text:style-name="HeadingGlagol">Мм</text:span></text:h>
      <text:p text:style-name="Text_20_body">сам ме́сто именно́ мир там кро́ме систе́ма вме́сте внима́ние ме́ра моме́нт мне́ние совсе́м ме́нее материа́л те́ма ма́ло вме́сто ра́мка миллио́н но́мер ма́ло мини́стр ма́сса министе́рство комите́т но́рма ко́мната сомне́ние метр март Аме́рика ма́ма мо́ре сме́на ма́стер самолёт рома́н мол нема́ло карма́н ремо́нт киломе́тр том стремле́ние наме́рен рассмотре́ние рекла́ма ми́мо ма́сло там ма́рка наме́рение СМИ<text:span text:style-name="T10">́</text:span> совме́стно те́рмин мета́лл си́мвол моти́в мост молоко́ несомне́нно метро́ ка́мера темнота́ ми́мо автома́т мото́р мане́ра сло́вом кли́мат сме́ло мастерство́ ритм намёк ма́ска моли́тва ми́на ко́смос отме́на Мари́на совреме́нник семина́р сантиме́тр тра́вма Макси́м то́лком вре́менно арома́т ра́ма сни́мок матема́тика Рим ми́рно темно́ отме́тка наименова́ние ассортиме́нт скро́мно ман<text:span text:style-name="T10">ё</text:span>вр Марк ме́рка мат осмо́тр тема́тика Семён моне́та мрак Смирно<text:span text:style-name="T10">́</text:span>в масси́в ремесло́ втроём Сама<text:span text:style-name="T10">́</text:span>ра витами́н насеко<text:span text:style-name="T10">́</text:span>мое молото́к ма́мин Маркс коммерса́нт ком своевре́менно корм ме́лко нормати́в комисса́р мане́р ма́лое крем мо́стик кома́р монстр нема́ло ко́мнатка инома<text:span text:style-name="T10">́</text:span>рка комсомо́л космона́вт лимо́н матро́с Тама́ра косме́тика матема́тик комо́к рома́нтика равноме́рно а́том наркома́н</text:p>
      <text:h text:style-name="P6" text:outline-level="3">Уу <text:span text:style-name="HeadingGlagol">Уу</text:span></text:h>
      <text:p text:style-name="Text_20_body">у усло́вие рука́ тут ну структу́ра мину́та институ́т отсу́тствие нау́ка у́тро су́мма курс уси́лие иску́сство литерату́ра ум ресу́рс ми́нимум университе́т внутри́ <text:soft-page-break/>инструме́нт рису́нок устано́вка вкус ста́тус су́тки ко́нкурс кусо́к уро́к Украи́на стул уме́ние накану́не конкуре́нт внутри́ установле́ние уве́ренно кула́к коммуни́ст внук мука́ куст аккура́тно усиле́ние су́мка рука́в ма́ксимум нату́ра туале́т луна́ тума́н уста́в не́ту уста́ му́сор унести́ ми́нус лауреа́т ку́ртка тури́ст Урал тут-то суета́ ус усло́вно констру́ктор стук ру́сло накану́не устране́ние су́мерки тур лук утра́та тротуа́р увести́ ку́кла ко́нтур турни́р уме́ло ви́рус ти́тул сти́мул вну́тренне ску́ка ну-ка кру́то ритуа́л ускоре́ние куста́рник ура<text:span text:style-name="T11">́</text:span> Иису́с нау<text:span text:style-name="T11">́</text:span>тро куми́р куро́рт уко́л сму́тно струна́ суро́во уста́ло су́ка у́тка иску́сственно неуве́ренно мину́тка усмотре́ние кану́н номенклату́ра суста́в оку́рок Ирку<text:span text:style-name="T11">́</text:span>тск инстру́ктор вои<text:span text:style-name="T11">́</text:span>стину скула́ вку́сно кули́са моле́кула сувени́р неукло́нно иммуните́т укло́н уси́ленно интеллектуа́л уравне́ние нутро́ суверените́т устремле́ние му́скул со́ус коммуна<text:span text:style-name="T11">́</text:span>лка трус ва́куум Иерусали<text:span text:style-name="T11">́</text:span>м Русла́н карау́л немину́емо тусо<text:span text:style-name="T11">́</text:span>вка у́рна умиле́ние аква́риум аксессуа́р стимули́рование ту́рок иску́сно сук кнут уме́стно куре́ние</text:p>
      <text:h text:style-name="P6" text:outline-level="3">Дд <text:span text:style-name="HeadingGlagol">Дд</text:span></text:h>
      <text:p text:style-name="P4">оди́н до два де́ло идти́ вид одна́ко на́до оди́н дом сре́дство над да среди́ да давно́ да́лее труд куда́ наро́д вода́ Алекса́ндр Влади́мир дире́ктор докуме́нт неда́вно руково́дство тру́дно далеко́ одновреме́нно род до́ллар ме́тод среда́ иссле́дование сотру́дник суд туда́ ви́димо ви́дно ли́дер кома́нда отку́да середи́на до́ма ра́ди а́дрес де́рево отде́л вро́де уда́р едва́ ду́ма отделе́ние све́дение ро́дина недоста́ток двор де́тство сосе́д досто́инство дво́е сад сле́дствие студе́нт ре́дко до́ктор кандида́т вро́де давле́ние секу́нда ме́дленно введе́ние след кадр ро́дственник отту́да ве́домство неме́дленно солда́т вслед станда́рт ла́дно длина́ ко́декс довести́ коридо́р дно да́та никуда́ докла́д во́дка удивле́ние веде́ние рад вклад да́ма <text:soft-page-break/>дове́рие куда́-то нере́дко сре́днее сканда́л мо́да еда́ реда́ктор доска́ телеви́дение миллиа́рд дура́к склад мето́дика ра́дио еди́нство дар <text:s/>креди́т удовлетворе́ние неоднокра́тно твёрдо дед внедре́ние дина́мика соедине́ние лёд одна́ко Леони́д сде́лка идеа́л акаде́мик ра́достно одина́ково команди́р недалеко́ страда́ние дива́н не́куда две́сти до́мик МВД<text:span text:style-name="T12">́</text:span> вред всле́дствие о́рден Ло<text:span text:style-name="T13">́</text:span>ндон анекдо́т вдво́е ло́дка адвока́т ви́дение рассле́дование свида́ние</text:p>
      <text:h text:style-name="Heading_20_3" text:outline-level="3">Пп <text:span text:style-name="HeadingGlagol">Пп</text:span></text:h>
      <text:p text:style-name="P4">по при после́ под вопро́с наприме́р про́сто потому́ пере́д пото́м пора́ пра́во пока́ провести́ пра́вило пока́ привести́ вполне́ приме́р пра́вда план управле́ние прое́кт про́тив пери́од направле́ние про поли́тика полови́на тип по́вод преде́л проведе́ние приме́рно ко́мплекс пра́ктика по́ле Евро́па предме́т приро́да па́ра проду́кт простра́нство принести́ представле́ние примене́ние по́иск пункт перспекти́ва пра́вда определе́ние спи́сок приём поми́мо поколе́ние пол про́сто постепе́нно после́дствие депута́т исполне́ние вперёд пото́к понима́ние полтора́ поведе́ние аппара́т пост спина́ непосре́дственно партнёр спасти́ спор прису́тствие прове́рка прекра́сно путём перево́д пода́рок корреспонде́нт перевести́ напро́тив паке́т пора́ температу́ра тра́нспорт проти́вник преступле́ние воспомина́ние спрос постановле́ние парк Пётр впереди́ темп капита́л пре́сса пла́та поку́пка толпа́ ко́рпус опла́та полоса́ па́па паде́ние переме́на распростране́ние распределе́ние поли́тик поворо́т тепло́ описа́ние пара́метр спорт пала́та Па́вел подвести́ пита́ние перенести́ впосле́дствии полёт портре́т поста́вка спасе́ние аспе́кт плод непреме́нно постано́вка потоло́к посёлок посту́пок спра́вка укрепле́ние до́ступ построе́ние воспита́ние о́тпуск попра́вка пи́во правле́ние сопротивле́ние песо́к департа́мент плане́та повести́ кре́пко поступле́ние компоне́нт вопреки́</text:p>
      <text:h text:style-name="Heading_20_3" text:outline-level="3"><text:soft-page-break/>Яя <text:span text:style-name="HeadingGlagol">Яя</text:span></text:h>
      <text:p text:style-name="P4">для вре́мя я и́мя исто́рия ряд компа́ния состоя́ние поря́док неде́ля иде́я предприя́тие несмотря́ террито́рия ря́дом постоя́нно ли́ния па́ртия деся́ток до́ля влия́ние я́сно появле́ние вряд поня́тие пря́мо я́вно поня́тно во́ля со́тня коми́ссия а́рмия мероприя́тие поте́ря явле́ние приня́тие пе́сня спустя́ се́рия вероя́тно десятиле́тие дере́вня ве́рсия тео́рия наверняка́ акаде́мия расстоя́ние кампа́ния ста́дия прия́тно проявле́ние па́мятник наря́ду пре́мия пе́нсия мя́со во́время диску́ссия Италия Мари́я подря́д непоня́тно Япония ка́пля пятно́ дя́дя я́рко препя́тствие демокра́тия по́яс восприя́тие потрясти́ ко́пия аудито́рия мастерска́я отря́д импе́рия ава́рия столо́вая пу́ля Испа<text:span text:style-name="T14">́</text:span>ния одея́ло дитя́ ми́ссия я́ма пла́мя И́ндия деся́тка противостоя́ние симпа́тия иро́ния се́ссия сту́дия мело́дия тётя мо́лния се́мя наря́д пустя́к вселе́нная тря́пка струя́ пле́мя мате́рия ва́нная потрясе́ние монопо́лия коме́дия трясти́ ядро́ петля́ пятёрка Австра<text:span text:style-name="T14">́</text:span>лия достоя́ние невероя́тно сня́тие слия́ние вя́ло девяно́сто индустри́я неприя́тно снаря́д поля́на стоя́нка Воло́дя коло́ния пя́теро пя́тка Ко<text:span text:style-name="T14">́</text:span>ля Ка<text:span text:style-name="T14">́</text:span>тя Коре<text:span text:style-name="T14">́</text:span>я яд ста́я реа́лия моря́к Я<text:span text:style-name="T14">́</text:span>ковлев дея́ние сия́ние я́ростно А<text:span text:style-name="T14">́</text:span>встрия расте́рянно консервато́рия ста́туя алле́я я́рмарка Та́ня депре́ссия</text:p>
      <text:h text:style-name="Heading_20_3" text:outline-level="3">Гг <text:span text:style-name="HeadingGlagol">Гг</text:span></text:h>
      <text:p text:style-name="P4">год его́ когда́ где тогда́ сего́дня мно́го всегда́ го́род друг гру́ппа програ́мма госуда́рство никогда́ всего́ голова́ глава́ ито́г доро́га о́рган иногда́ кни́га вдруг до́лго регион легко́ го́лос нога́ круг вокру́г игра́ подгото́вка мно́гое когда́ согла́сно услу́га немно́го гла́вное мно́гие у́гол гла́вное колле́га где<text:span text:style-name="T15">́</text:span>-то догово́р Герма́ния господи́н долг а́вгуст мно́го когда́-то катего́рия гора́ враг стро́го нало́г торго́вля <text:soft-page-break/>о́круг навсегда́ говоря́т гара́нтия снег друго́е вокру́г пого́да Оле́г слегка́ согла́сие поро́г по́лго́да генера́л аге́нтство ло́гика нигде́ сигна́л страте́гия траге́дия восто́рг регуля́рно намно́го диало́г гро́мко подру́га трево́га А<text:span text:style-name="T15">́</text:span>нглия го́ре го́споди награ́да немно́го по́двиг аргуме́нт уголо́к оттого́ го́рло уго́дно мгнове́ние мя́гко городо́к мгнове́нно надо́лго го́лод игро́к уго́дно леге́нда прогре́сс моги́ла регули́рование по-друго́му ваго́н миг идеоло́гия сапо́г гра́дус недо́лго СНГ<text:span text:style-name="T16">́</text:span> прогу́лка Во́лга Ленингра́д пригово́р кру́гом ага́ аге́нт сигаре́та группиро́вка килогра́мм не́когда гнев рели́гия ана́лог гру́стно го́нка огоро́д пропага́нда согласова́ние огонёк ранг а́нгел супру́г голосова́ние супру́га гармо<text:span text:style-name="T16">́</text:span>ния педаго́г га́лстук до́рого грамм интри́га го́рдо лёгкое галере́я</text:p>
      <text:h text:style-name="Heading_20_3" text:outline-level="3">Зз <text:span text:style-name="HeadingGlagol">Зз</text:span></text:h>
      <text:p text:style-name="P4">из за раз разви́тие сра́зу наза́д зако́н и<text:span text:style-name="T16">́</text:span>з-за глаз президе́нт созда́ние земля́ зате́м взгляд произво́дство измене́ние изве́стно разме́р назва́ние газе́та зре́ние разгово́р зато́ гора́здо во́зраст ана́лиз зал ра́зве заво́д магази́н изве́стие зна́ние зда́ние заявле́ние пра́здник зо́на ре́зко заседа́ние разуме́ется зима́ знак звезда́ созна́ние по́здно за́втра угро́за расска́з заня́тие произвести́ при́знак за́пад зарпла́та газ запа́с зара́нее звук отка́з призна́ние зака́з сезо́н произведе́ние изда́ние из-под слеза́ привезти́ затра́та кри́зис пое́здка раз вниз телеви́зор органи́зм везде́ мозг повезти́ во́зле подразделе́ние неизве́стно указа́ние прика́з заме́тно прогно́з незави́симо зря по́езд зе́ркало нагру́зка звоно́к изде́лие разде́л произнести́ прете́нзия ска́зка визи́т зва́ние зада́ние организа́тор зло заме́на знако́мство заведе́ние возрасти́ везти́ зо́лото завести́ возникнове́ние наказа́ние замо́к у́зел моро́з груз внеза́пно ука́з запи́ска вокза́л заслу́га изготовле́ние А<text:span text:style-name="T16">́</text:span>зия звено́ по-ра́зному внизу́ сза́ди запре́т заодно́ вуз па́уза здо<text:span text:style-name="T16">́</text:span>рово и́зо о́зеро незаме́тно <text:soft-page-break/>измере́ние запро́с ло́зунг горизо́нт прие́зд сни́зу за́ново ра́зум разделе́ние развести́ разря́д изнутри́ разве́дка зага́дка подозре́ние резе́рв ро́за заме́тка зако<text:span text:style-name="T16">́</text:span>нопрое́кт Кавка<text:span text:style-name="T16">́</text:span>з</text:p>
      <text:h text:style-name="Heading_20_3" text:outline-level="3">Ыы <text:span text:style-name="HeadingGlagol">Ыы</text:span></text:h>
      <text:p text:style-name="P4">мы вы ты о́пыт смысл ры́нок да́нные язы́к впервы́е вы́вод попы́тка сын вы́расти му́зыка вы́соко выполне́ние высота́ откры́тие выступле́ние ны́не вы́пуск перегово́ры вы́вести испыта́ние вы́ставка вы́нести увы́ вы́зов крыло́ взрыв призы́в за́мысел не́которые дым переры́в сты́дно разры́в выделе́ние ссы́лка музыка́нт вы́плата откры́то выска́зывание вы́года на́вык вы́стрел родны́е дыра́ выявле́ние поры́в пусты́ня покры́тие заты́лок вы́годно выпускни́к вы́езд вы́лезти о́тзыв отны́не стыд мы́сленно вы́везти проры́в предпосы́лка закры́тие кани́кулы сыр мы́ло непреры́вно тыл рыво́к сыно́к трусы́ аплодисме́нты выясне́ние простыня́ отры́вок Крым давны<text:span text:style-name="T17">́</text:span>м-давно́ ды́рка весы́ про́мысел вы́веска ро́зыск пы́тка кры́са отры́в срыв откры́тка вы́думка посы́лка вы́пивка мемуа́ры прикры́тие раскры́тие пыл копы́то осмысле́ние козырёк консе́рвы взыска́ние святы́ня вы́говор вы́воз укры́тие влады́ка вы́лет стык вы́писка пузырёк невыноси́мо руи́ны дымо́к изыска́ние развёртывание покрыва́ло уны́ние ды́мка лы́сина уны́ло вынесе́ние на́ры Румы<text:span text:style-name="T17">́</text:span>ния у́мысел вы́пад вскры́тие сы́воротка у́зы вы́куп вы́мысел по́мысел макаро́ны рыда́ние созы́в выздоровле́ние вы́ползти вы́ступ подры́в коры́то Нидерла<text:span text:style-name="T17">́</text:span>нды перекры́тие горды́ня невыполне́ние ярлы́к апартаме́нты поны<text:span text:style-name="T17">́</text:span>не Давы<text:span text:style-name="T17">́</text:span>дов вы́крик о́тпрыск</text:p>
      <text:h text:style-name="Heading_20_3" text:outline-level="3">Бб <text:span text:style-name="HeadingGlagol">Бб</text:span></text:h>
      <text:p text:style-name="P4">себя́ бы рабо́та без бо́лее об пробле́ма о́браз осо́бенно бо́лее ребёнок наибо́лее собы́тие о́ба бы́стро спо́соб <text:soft-page-break/>образова́ние бог ба́за тре́бование вы́бор благодаря́ ли́бо разрабо́тка свобо́да би́знес побе́да рабо́тник наоборо́т приобрести́ со́бственно бума́га брат респу́блика не́бо собра́ние банк бу́дто Бори́с обору́дование вы́боры клуб глубина́ осо́бо кабине́т и́бо обстано́вка бе́рег ребя́та бесе́да бу́дто безусло́вно сбор набо́р беда́ обра́тно забо́та пу́блика соба́ка оборо́т блок зуб глубоко́ обме́н губерна́тор оборо́на труба́ буты́лка биле́т ры́ба я́кобы улы́бка Санкт-Петербу́рг бу́ква добро́ обрабо́тка подро́бно губа́ о́бо обе́д бок приобрете́ние б бли́зко бл<text:span text:style-name="T18">а́</text:span>го библиоте́ка я́блоко бога́тство авто́бус лоб Петербу́рг свобо́дно суббо́та прибо́р обрести́ коро́бка тру́бка о́блик спаси́бо заболева́ние себе́ ба́нка обвине́ние лаборато́рия пребыва́ние удо́бно оби́да быт бизнесме́н брак брига́да ба́ба беспла́тно забо́р бала́нс собесе́дник преобразова́ние бли́зкие подо́бно борт спаси́бо о́блако сла́бо Вели<text:span text:style-name="T18">́</text:span>кобрита<text:span text:style-name="T18">́</text:span>ния бытие́ блеск гроб потребле́ние боти́нок разнообра́зие отбо́р столб банди́т сбо́рник оби́дно посо́бие колеба́ние вы́работка спаси́бо удо́бство ба́ня би́тва гру́бо бо́мба сугу́бо гриб перерабо́тка да<text:span text:style-name="T18">́</text:span>бы собо́р обзо́р</text:p>
      <text:h text:style-name="Heading_20_3" text:outline-level="3">Чч <text:span text:style-name="HeadingGlagol">Чч</text:span></text:h>
      <text:p text:style-name="P4">что челове́к что́бы чем че́рез число́ коне́чно нача́ло ничто́ почти́ ка́чество ты́сяча час счёт почему́ зада́ча что<text:span text:style-name="T19">́</text:span>-то причи́на коли́чество доста́точно уча́стие ча́сто практи́чески причём четы́ре то́чка тече́ние впро́чем член зна́чит встре́ча уча́стник значе́ние снача́ла обы́чно ве́чер исто́чник то́чно чу́вство отли́чие ина́че заче́м учёт нали́чие обеспе́чение расчёт уча́сток впечатле́ние вчера́ получе́ние переда́ча очеви́дно врач увеличе́ние почему́-то ли́чно плечо́ про́чее назначе́ние чино́вник черта́ оконча́ние сотру́дничество изуче́ние чу́до не́что де́вочка чи́сто чтоб чётко что че́стно не́чего величина́ тво́рчество ограниче́ние мечта́ чте́ние сочета́ние учени́к челове́чество москви́ч чёрт обуче́ние <text:soft-page-break/>по́чва отчёт часы́ недоста́точно ина́че привы́чка навстре́чу да́ча полномо́чие разли́чие ру́чка насчёт отли́чно понача́лу чего́ добы́ча противоре́чие чистота́ до́чка очки́ зака́зчик уда́ча ку́ча мо<text:span text:style-name="T19">́</text:span>лча привлече́ние лече́ние сочине́ние ко́е-что<text:span text:style-name="T19">́</text:span> замеча́ние луч кусо́чек внача́ле ве́чно одино́чество Ива́нович по́чта отчего<text:span text:style-name="T19">́</text:span> части́чно молча́ние сро́чно отча́сти по́лча́са уче́бник учёба уче́ние ны́нче отча́яние неуда́ча четве́рг автомати́чески отчётливо пода́ча чемпио́н чемпиона́т ка́рточка уда́чно Никола́евич что<text:span text:style-name="T19">́</text:span>-ли́бо то́чно категори́чески стро́чка оте́чество предпочте́ние девчо́нка</text:p>
      <text:h text:style-name="Heading_20_3" text:outline-level="3">Ьь <text:span text:style-name="HeadingGlagol">Ьь</text:span></text:h>
      <text:p text:style-name="P4">бы́ть ве́сь мо́чь то́лько ста́ть име́ть де́нь говори́ть о́чень сказа́ть получи́ть сде́лать не́сколько ча́сть зна́ть рабо́тать тепе́рь явля́ться зде́сь де́лать результа́т счита́ть приня́ть оказа́ться сто́ить да́ть нача́ть оста́ться о́бласть у́ровень дава́ть ви́деть свя́зь остава́ться де́ньги созда́ть взя́ть ду́мать смотре́ть пу́ть вла́сть называ́ть сле́довать появи́ться испо́льзовать предста́вить смо́чь начина́ть понима́ть показа́ть ве́дь представля́ть нельзя́ поня́ть станови́ться поста́вить занима́ться о́чередь позволя́ть каза́ться де́ятельность пя́ть составля́ть представи́тель получа́ть ро́ль принима́ть прави́тельство поско́льку назва́ть тре́бовать уда́ться ру́бль уви́деть проводи́ть писа́ть пыта́ться ве́дь ре́чь относи́ться отме́тить позво́лить нача́ться отвеча́ть ско́лько быва́ть каса́ться предлага́ть руководи́тель игра́ть борьба́ связа́ть заяви́ть помо́чь семья́ установи́ть написа́ть весьма́ сиде́ть сте́пень рассказа́ть верну́ться Белару<text:span text:style-name="T20">́</text:span>сь бра́ть собира́ться испо́льзование статья́ заме́тить по́мнить дово́льно отве́тить откры́ть соста́вить пока́зывать попа́сть де́сять культу́ра состоя́ть вы́звать оста́вить чу́ть расска́зывать судьба́ ча́стность но́чь мы́сль посмотре́ть определи́ть зави́сеть создава́ть иска́ть опя́ть вызыва́ть ока́зываться чита́ть име́ться возника́ть стоя́ть купи́ть <text:soft-page-break/>выступа́ть председа́тель сто́ль уча́ствовать ста́вить занима́ть счита́ться состоя́ться вы́глядеть узна́ть забы́ть напра́вить</text:p>
      <text:h text:style-name="Heading_20_3" text:outline-level="3">Йй <text:span text:style-name="HeadingGlagol">Йй</text:span></text:h>
      <text:p text:style-name="P4">кото́рый сво́й тако́й друго́й пе́рвый но́вый са́мый после́дний слу́чай сейча́с како́й гла́вный второ́й высо́кий не́который основно́й мно́гий по́лный пройти́ мо́й ра́зный найти́ со́бственный подо́бный изве́стный како́й-то прийти́ госуда́рственный вы́йти никако́й де́йствие ино́й просто́й пойти́ ма́ленький совреме́нный прийти́сь тре́тий гото́вый ра́вный ру́сский кру́пный осо́бый действи́тельно молодо́й разли́чный вся́кий ста́рый да́нный се́й далёкий еди́нственный огро́мный ско́рый серьёзный отде́льный ра́нний произойти́ вну́тренний ме́стный сре́дний си́льный уйти́ война́ интере́сный де́йствовать ни́зкий бли́зкий реа́льный мирово́й сове́тский определённый вели́кий полити́ческий спосо́бный еди́ный райо́н бе́лый дорого́й лёгкий чёрный обы́чный значи́тельный войти́ Серге́й очередно́й прямо́й свя́занный откры́тый америка́нский кра́сный рабо́чий конкре́тный свобо́дный постоя́нный ли́чный оте́чественный чи́стый по́здний вое́нный дополни́тельный белору́сский пра́вый до́лгий остально́й коро́ткий ма́лый челове́ческий норма́льный кра́й ча́стый городско́й глубо́кий бы́стрый де́тский то́чный до́брый акти́вный наро́дный ча́стный краси́вый кра́йний за́падный про́чий прекра́сный ле́тний нау́чный како́й-нибу<text:span text:style-name="T21">́</text:span>дь перейти́ не́кий европе́йский знамени́тый родно́й геро́й тво́й уве́ренный ма́ссовый <text:span text:style-name="T21">п</text:span>ра́вильный есте́ственный ма́й иностра́нный стра́нный истори́ческий я́ркий ме́лкий подойти́ бога́тый Андре́й знако́мый</text:p>
      <text:h text:style-name="Heading_20_3" text:outline-level="3"><text:soft-page-break/>Хх <text:span text:style-name="HeadingGlagol">Хх</text:span></text:h>
      <text:p text:style-name="P4">их хоте́ть хотя́ находи́ться необходи́мый происходи́ть ход приходи́ться проходи́ть входи́ть хоте́ться необходи́мо хара́ктер плохо́й необходи́мость приходи́ть выходи́ть успе́х ходи́ть вы́ход техни́ческий уходи́ть техноло́гия хо́ть прие́хать те́хника во-пе́рвых во́здух Михаи́л хвата́ть дух подхо́д хозя́ин во-вторы́х сохрани́ть подходи́ть хотя́ хозя́йство механи́зм пло́хо е́хать перехо́д находи́ть схе́ма исходи́ть расхо́д хвати́ть холо́дный дохо́д пое́хать характе́рный характери́стика страх ве́рхний пове́рхность слух у́хо захоте́ть ти́хий уе́хать сухо́й хо́ть переходи́ть охра́на сохране́ние ку́хня о́тдых хлеб духо́вный ти́хо ухо́д сохрани́ться све́рху сохраня́ть вход за́пах вверх сходи́ть заходи́ть храни́ть технологи́ческий прихо́д грех стихи́ смех храм непло́хо отдыха́ть психологи́ческий дыха́ние па́хнуть хозя́йственный ах хими́ческий неплохо́й захвати́ть хвост доходи́ть Христо́с хо́лод сохраня́ться хране́ние схвати́ть глухо́й обходи́ться исхо́д отдохну́ть храни́ться верхо́вный хозя́йка вздохну́ть охвати́ть охо́та верх исхо́дный захоте́ться охо́тно механи́ческий худо́й ру́хнуть архитекту́ра вслух хо́лодно похо́д перее́хать охва́тывать охраня́ть психоло́гия хор пра<text:span text:style-name="T22">́</text:span>воохранительный в-тре́тьих характеризова<text:span text:style-name="T22">́</text:span>ть са́хар выходно́й архи́в ох махну́ть прое́хать похорони́ть походи́ть подхвати́ть хи́трый отходи́ть архите́ктор христиа́нский вы́ехать схо́дство с<text:span text:style-name="T22">е́</text:span>льскохозя́йственный холоди́льник хала́т</text:p>
      <text:h text:style-name="Heading_20_3" text:outline-level="3">Юю <text:span text:style-name="HeadingGlagol">Юю</text:span></text:h>
      <text:p text:style-name="P4">любо́й люби́ть по́лностью любо́вь сою́з включа́ть люби́мый исключе́ние абсолю́тно ию́нь сюда́ заключа́ться наблюда́ть заключе́ние включи́ть ию́ль включа́я отсю́да исключи́ть заключи́ть юриди́ческий <text:span text:style-name="T23">к</text:span>лючево́й наблюде́ние <text:soft-page-break/>ключ компью́тер наблюда́ться отню́дь интервью́ абсолю́тный исключи́тельно ю́ный костю́м люби́тель зачасту́ю плюс тюрьма́ юг исключи́тельно любопы́тный исключать соблюде́ние компью<text:span text:style-name="T23">́</text:span>терный соблюда<text:span text:style-name="T23">́</text:span>ть ю́ность юбиле́й напряму́ю полюби́ть любопы́тство блю́до включе́ние ю́мор иллю́зия бюро́ Нью-Йо<text:span text:style-name="T23">́</text:span>рк исключи́тельный плюс ую́тный брю́ки всю́ду юри́ст валю́та Людми́ла приключе́ние сою́зник наблюда́тель заключа́ть сюрпри́з включа́ться любова́ться повсю́ду ю́бка любо́вный заключи́тельный любопы́тно людско́й вплотну́ю вы́ключить плю́нуть валю́тный рю́мка колю́чий крючо́к юбиле́йный влюби́ться вовсю́ Ю́лия алюми́ниевый заключённый че́люсть влюби́ть тюре́мный отключи́ть ую́тно влюблённый любе́зный включи́ться меню любо́вник нюа́нс кастрю́ля Ю<text:span text:style-name="T23">́</text:span>КОС бюрократи́ческий подключи́ть двою́родный слюна́ по́люс угрю́мый туда́-сюда́ сою́зный любе́зно купю́ра вручну<text:span text:style-name="T23">́</text:span>ю всесою́зный люк ую́т Югосла<text:span text:style-name="T23">́</text:span>вия лю́стра брю́хо самолю́бие бюллете́нь полюбова́ться иллюстри<text:span text:style-name="T23">́</text:span>ровать алюми́ний наблюда́тельный продю́сер воню́чий юго-восто́чный прию́т миниатю́рный исключа<text:span text:style-name="T23">́</text:span>ться дебю́т возлю́бленная рюкза́к соблюда<text:span text:style-name="T23">́</text:span>ться трюк отовсю<text:span text:style-name="T23">́</text:span>ду бюрокра́тия соблюсти́ крюк вестибю́ль юриди́чески салю́т подключе́ние лю́тый нью-йо<text:span text:style-name="T23">́</text:span>ркский ювели́рный утю́г</text:p>
      <text:h text:style-name="Heading_20_3" text:outline-level="3">Жж <text:span text:style-name="HeadingGlagol">Жж</text:span></text:h>
      <text:p text:style-name="P4">же уже́ мо́жно да́же до́лжен ка́ждый та́кже жи́знь ме́жду возмо́жность то́же жи́ть ва́жный ну́жно ну́жный положе́ние возмо́жный жда́ть предложи́ть да́же продолжа́ть уж междунаро́дный сло́жный пре́жде возмо́жно слу́жба движе́ние живо́й граждани́н предложе́ние лежа́ть подде́ржка жела́ние тяжёлый служи́ть похо́жий журна́л содержа́ние невозмо́жно наде́жда принадлежа́ть утвержда́ть жена́ обнару́жить сожале́ние ожида́ть держа́ть <text:soft-page-break/>жела́ть жи́тель мужчи́на режи́м бюдже́т мно́жество положи́ть сложи́ться мо́жет подде́рживать достиже́ние гражда́нский чужо́й пре́жний прода́жа жёсткий содержа́ть расположи́ть одна́жды до́лжно по-пре́жнему продолжа́ться же рожде́ние муж ж пожа́луй ва́жно пре́жде журнали́ст невозмо́жный ка́жется уж выраже́ние ска́жем ору́жие ни́жний до́лжность же́ртва сниже́ние же́нский све́жий поддержа́ть рубе́ж бежа́ть неожи́данно положи́тельный обсужде́ние оде́жда худо́жник зарубе́жный приезжа́ть желе́зный учрежде́ние нужда́ться держа́ться у́жас ю́жный надёжный худо́жественный похо́же обсужда́ть неожи́данный ожида́ние молодёжь продо́лжить пожа́луйста продолже́ние заложи́ть живо́тное жи́зненный ко́жа мужско́й вы́держать сло́жность прожи́ть уваже́ние неуже́ли утвержде́ние предположи́ть подтвержда́ть де́нежный пережива́ть тяжело́ протяже́ние распоряже́ние кни́жка нужда́ до́ждь вы́нужденный отража<text:span text:style-name="T24">́</text:span>ть обслу́живание мужи́к жильё противополо́жный жёлтый пережи́ть избежа́ть инжене́р происхожде́ние дру́жба содержа́ться </text:p>
      <text:h text:style-name="Heading_20_3" text:outline-level="3">Шш <text:span text:style-name="HeadingGlagol">Шш</text:span></text:h>
      <text:p text:style-name="P4">наш большо́й ли́шь отноше́ние лу́чший реше́ние реши́ть хоро́ший хорошо́ бо́льше ваш про́шлый бо́льше большинство́ соверше́нно небольшо́й маши́на широ́кий ны́нешний сли́шком шко́ла душа́ бо́льший бы́вший ближа́йший США<text:span text:style-name="T25">́</text:span> шаг дальне́йший вы́сший вне́шний реша́ть слы́шать ше́сть сего́дняшний повыше́ние ста́рший ме́ньше стра́шный слу́шать спра́шивать оши́бка про́шлое меша́ть услы́шать де́вушка лу́чше наруше́ние ли́шний соверши́ть дешёвый широко́ успе́шно дома́шний ме́ньший промы́шленность масшта́б превышать крупне́йший шанс разреше́ние разреши́ть промы́шленный стра́шно кры́ша успе́шный важне́йший реша́ться лиши́ть штат соглаше́ние спеши́ть шум шту́ка соверша́ть наибо́льший заверши́ть <text:soft-page-break/>повы́шенный шу́тка мла́дший расшире́ние приглаша́ть шко́льный ба́бушка реши́ться ше́я возду́шный дыша́ть смешно́й хорошо́ улучше́ние нару́шить тишина́ соотноше́ние заверше́ние шесто́й взаимоотноше́ния разру́шить наруша́ть сплошно́й реши́тельно повыша<text:span text:style-name="T26">́</text:span>ть путеше́ствие Пу́шкин помеша́ть душе́вный ло́шадь расши́рить послу́шать мину́вший вчера́шний верши́на проше́дший мешо́к соглаша́ться свы́ше соверше́нствование маршру́т соверше́нный обши́рный ко́шка приглаше́ние шар мальчи́шка шути́ть разруше́ние штаб нове́йший заверши́ться ю́ноша игру́шка поду́шка размышле́ние ошиби́ться руба́шка шко́льник дальне́йшее шоссе́ уменьше́ние мале́йший реши́тельный вне́шне слы́шно сумасше́дший лиши́ться роско́шный улу́чшить смешно́ штаны́ разреша<text:span text:style-name="T26">́</text:span>ть тогда́шний</text:p>
      <text:h text:style-name="Heading_20_3" text:outline-level="3">Ээ <text:span text:style-name="HeadingGlagol">Ээ</text:span></text:h>
      <text:p text:style-name="P4">э́тот э́то поэ́тому э́то экономи́ческий эконо́мика эта́п элеме́нт эне́ргия экспе́рт эпо́ха эта́ж экспериме́нт электро́нный поэ́т экра́н электри́ческий эпизо́д экза́мен мэр экземпля́р экологи́ческий энергети́ческий эли́та аэропо́рт эксперимента́льный элемента́рный э́кспорт эксперти́за поэ́зия эх энерги́чный энерге́тика электри́чество эконо́мия энтузиа́зм экипа́ж э́ра экономи́ст экзоти́ческий эстети́ческий э́такий электроэне́ргия экску́рсия поэти́ческий экспе́ртный экономи́чески э́й э́хо эконо<text:span text:style-name="T27">́</text:span>мить эколо́гия эли́тный сэконо́мить аэродро́м поэ́ма мэ́рия экстрема<text:span text:style-name="T27">́</text:span>льный этни́ческий электри́чка э́кспортный элега́нтный двухэта́жный силуэ́т Эдуа<text:span text:style-name="T27">́</text:span>рд эшело́н э экспона́т э́тика энерги́чно ЕЭ<text:span text:style-name="T27">́</text:span>С эпиде́мия эксплуати<text:span text:style-name="T27">́</text:span>ровать эмигра́нт электро́ника эсте́тика эстра́да эксклюзи<text:span text:style-name="T27">́</text:span>вный энтузиа́ст этике́тка эти́ческий э́дакий дуэ́т экологи́чески экспа́нсия э́кстренный эски́з Эсто<text:span text:style-name="T27">́</text:span>ния дуэ́ль Эрмита<text:span text:style-name="T27">́</text:span>ж э<text:span text:style-name="T27">́</text:span>так эроти́ческий электора<text:span text:style-name="T27">́</text:span>т энерге́тик экзо́тика эстра́дный <text:soft-page-break/>Дэ<text:span text:style-name="T27">́</text:span>вид многоэта́жный сэр вне<text:span text:style-name="T27">́</text:span>шнеэкономи<text:span text:style-name="T27">́</text:span>ческий эгои́зм эвакуи<text:span text:style-name="T27">́</text:span>ровать мэтр эмбле́ма эпи́тет эги́да эквивале́нт эмигри́ровать эпопе́я этало́н этю́д т<text:span text:style-name="T27">е́</text:span>леэкра́н э<text:span text:style-name="T27">́</text:span>дак экспортёр эл<text:span text:style-name="T27">е́</text:span>ктроэнерге́тика по<text:span text:style-name="T27">́</text:span>лиэтиле́новый эссе<text:span text:style-name="T27">́</text:span> экста́з макроэкономи<text:span text:style-name="T27">́</text:span>ческий эксперименти́ровать экспорти<text:span text:style-name="T27">́</text:span>ровать эмпири́ческий эле́ктрик маэ<text:span text:style-name="T27">́</text:span>стро экстреми́зм трёхэта́жный эквивале́нтный одноэта́жный электро́н эл<text:span text:style-name="T27">е́</text:span>ктромагни́тный экстравага́нтный эне<text:span text:style-name="T27">́</text:span>ргоноси<text:span text:style-name="T27">́</text:span>тель экономи́чный то́пливно-энергети́ческий эксплуати<text:span text:style-name="T27">́</text:span>роваться эми́ссия этике́т эпило́г Э<text:span text:style-name="T27">́</text:span>нгельс поэте́сса элемента́рно элега́нтно элита<text:span text:style-name="T27">́</text:span>рный Эйнште<text:span text:style-name="T27">́</text:span>йн экстреми́ст эсто́нский эксперимента́льно статуэ́тка эконо́мный</text:p>
      <text:h text:style-name="Heading_20_3" text:outline-level="3">Цц <text:span text:style-name="HeadingGlagol">Цц</text:span></text:h>
      <text:p text:style-name="P4">коне́ц лицо́ ситуа́ция це́ль проце́сс центр ме́сяц организа́ция цена́ специали́ст це́лый при́нцип специа́льный у́лица наконе́ц пози́ция оце́нка национа́льный социа́льный це́лое проце́нт центра́льный грани́ца оте́ц се́рдце цвет администра́ция столи́ца реализа́ция опера́ция проду́кция тради́ция традицио́нный два́дцать специа́льно реда́кция оцени́ть образе́ц со́лнце страни́ца а́кция па́лец реа́кция неме́цкий инициати́ва сце́на це́нность ра́зница владе́лец процеду́ра три́дцать медици́нский ста́нция тенде́нция конце́пция револю́ция мили́ция цвето́к це́рковь больни́ца це́нный констру́кция эксплуата́ция оценивать едини́ца америка́нец публика́ция пти́ца потенциа́л потенциа́льный табли́ца ассоциа́ция пятна́дцать кольцо́ инвести́ция принципиа́льный ле́стница рекоменда́ция цикл конкуре́нция конце́рт не́мец дворе́ц цветно́й принципиа́льно отрица́тельный двена́дцать гости́ница конститу́ция це́пь пя́тница целико́м сцена́рий на́ция ца́рь та́нец колле́кция инвестицио́нный милиционе́р муниципа́льный традицио́нно цивилиза́ция цени́ть иностра́нец регистра́ция дисципли́на инстру́кция акце́нт <text:soft-page-break/>ликвида́ция реконстру́кция эмо́ция продаве́ц специа́льность яйцо́ ле́кция цех специализи́рованный модерниза́ция цепо́чка полноце́нный концентра́ция молоде́ц социалисти́ческий краса́вица корпора́ция консульта́ция репута́ция медици́на цивилизо́ванный компенса́ция танцева́ть эмоциона́льный прови́нция отрица<text:span text:style-name="T28">́</text:span>ть ца́рство организацио́нный оди́ннадцать демонстра́ция реце́пт драгоце́нный революцио́нный ца́рский целево́й компози́ция рациона́льный лице́нзия национа́льность ку́рица</text:p>
      <text:h text:style-name="Heading_20_3" text:outline-level="3">Щщ Щщ</text:h>
      <text:p text:style-name="P4">ещё о́бщий настоя́щий по́мощь сле́дующий вообще́ существова́ть о́бщество же́нщина ве́щь обще́ственный бу́дущее защи́та сообщи́ть соотве́тствующий бу́дущий пло́щадь обраща́ться существова́ние обеща́ть возвраща́ться мо́щный суще́ственный това́рищ ощуще́ние осуществля́ть предыду́щий после́дующий сообще́ние помеще́ние веду́щий существо́ обраще́ние осуществля́ться де́йствующий преиму́щество защища́ть обще́ние суще́ственно площа́дка обраща́ть сообща́ть ещё теку́щий защити́ть существу́ющий возвраще́ние сокраще́ние превраща́ться окружа́ющий су́щность осуществи́ть иму́щество осуществле́ние мо́щность тща́тельно вещество́ ощуща́ть обща́ться уще́рб я́щик всео́бщий помо́щник соо́бщество предстоя́щий пи́ща совеща́ние блестя́щий по-настоя́щему обще́ственность выдаю́щийся пообеща́ть вообще́-то подходя́щий вы́тащить посеща́ть щека́ реша́ющий прису́щий преиму́щественно ощути́ть размеще́ние свяще́нный о́бщее обеща́ние посеще́ние возвраща́ть кла́дбище тащи́ть жела́ющий поставщи́к зре́лище учи́лище проща́ть изя́щный запреща<text:span text:style-name="T28">́</text:span>ть защи́тник воплоще́ние превраще́ние превраща́ть проща́ться окружа́ющее защи́тный составля́ющая прекраще́ние <text:soft-page-break/>освеще́ние чудо́вищный щит гряду́щий свяще́нник ще́ль жили́щный общежи́тие смуща<text:span text:style-name="T28">́</text:span>ть тща́тельный толщина́ восхище́ние военнослу́жащий слу́жащий перемеще́ние о́вощи мо́щь плащ проща́ние жили́ще возмуща́ться управля́ющий ощуща<text:span text:style-name="T28">́</text:span>ться проще́ние восхища́ться освеща<text:span text:style-name="T28">́</text:span>ть тре́щина ощути́мый пищево́й возмуще́ние помеща́ться руководя́щий отвраще́ние сообща́ться нищета́ ще́дрый про́звище размеща́ться попроща́ться сокраща́ться ще́дро общи́на враща́ться беспо́мощный дорогосто́ящий</text:p>
      <text:h text:style-name="Heading_20_3" text:outline-level="3">Ъъ <text:span text:style-name="HeadingGlagol">Ъъ</text:span></text:h>
      <text:p text:style-name="P4">объём объе́кт объясни́ть объяви́ть объясня́ть объедине́ние субъе́кт объедини́ть объясне́ние объясня́ться объекти́вный подъём съе́сть подъе́зд объединя<text:span text:style-name="T29">́</text:span>ть объявле́ние предъяви́ть съе́зд объявля́ть предъявля<text:span text:style-name="T29">́</text:span>ть отъе́зд съёмка съе́здить объекти́вно подъе́хать изъя́ть объя́тие субъекти́вный въе́хать разъясне́ние объёмный неотъе́млемый конъюнкту́ра разъясни́ть объедини́ться необъясни́мый подъезжа́ть въе́зд изъя́тие съеда́ть объяви́ться необъя́тный объединя́ться съе́хать разъясня<text:span text:style-name="T29">́</text:span>ть разъе́хаться объясни́мый объекти́вность объявля́ться въезжа́ть предъявле́ние объясни́ться всеобъе́млющий отъе<text:span text:style-name="T29">́</text:span>хать разъезжа́ть объе́хать изъя́н объекти́в объя́ть съёмочный предъявля<text:span text:style-name="T29">́</text:span>ться объезжа<text:span text:style-name="T29">́</text:span>ть сверхъесте́ственный взъеро́шить разъе́зд съе́хаться разъезжа́ться подъёмный съезжа́ть съедо́бный инъе́кция съёжиться отъезжа́ть съезжа́ться волеизъявле́ние изъясня́ться конъюнкту́рный разъеда<text:span text:style-name="T29">́</text:span>ть разъярённый объёмистый объе́здить изъяви́ть гру<text:span text:style-name="T29">́</text:span>зоподъёмность адъюта́нт разъяри́ть неподъёмный съёмный въе́сться объя<text:span text:style-name="T29">́</text:span>тье подъездно́й объе́сться изъе́сть съязви́ть разъедини́ть объе́зд объясни́тельный отъя́вленный объе́дки съестно́й въе́дливый неизъясни́мый разъединя<text:span text:style-name="T29">́</text:span>ть несъедо́бный подъёмник разъясни́тельный субъекти́вность необъясни́мо субъекти́вно въездно́й необъекти́вный <text:soft-page-break/>киносъёмка объедини́тельный двухъя́русный разъясни́ться кварт<text:span text:style-name="T29">и́</text:span>росъёмщик предъяви́тель съём отъезжа́ющий разъём разъя́ть съёживаться разъяри́ться субъективи́зм отъе́сться разъясня́ться отъём разъедине́ние съеде́ние разъе́сть объеда<text:span text:style-name="T29">́</text:span>ть изъявле́ние изъявля<text:span text:style-name="T29">́</text:span>ть субъе́ктный взъяри́ться необъя́тное ви<text:span text:style-name="T29">́</text:span>деосъёмка сте<text:span text:style-name="T29">́</text:span>клоподъёмник объе́ктный необъя<text:span text:style-name="T29">́</text:span>вленный взъе́сться объе́сть съехи́дничать объеда́ться конъюга<text:span text:style-name="T29">́</text:span>т объёмность объективи<text:span text:style-name="T29">́</text:span>ровать изъе́здить необъекти́вность въе́дливо объёмно</text:p>
      <text:h text:style-name="Heading_20_3" text:outline-level="3">Фф <text:span text:style-name="HeadingGlagol">Фф</text:span></text:h>
      <text:p text:style-name="P4">фо́рма информа́ция факт фина́нсовый фи́рма сфе́ра официа́льный профессиона́льный фонд фу́нкция эффекти́вный телефо́н формирова́ние физи́ческий фа́ктор рефо́рма фон факти́чески фи́льм францу́зский февра́ль ци́фра эффе́кт конфли́кт фигу́ра фами́лия информацио́нный эффекти́вность фра́за Фра́нция профе́ссор фотогра́фия атмосфе́ра профе́ссия финанси́рование фо́рмула офице́р конфере́нция официа́льно фронт не́фть телефо́нный оформле́ние катастро́фа профессиона́л сформирова́ть формирова́ться офо́рмить сформули́ровать фина́нсы формирова<text:span text:style-name="T30">́</text:span>ть фанта́зия специфи́ческий фа́брика о́фис зафикси́ровать про́филь фо́то нефтяно́й факульте́т шкаф ко́фе филосо́фия эффекти́вно дефици́т фина́л тари́ф гра́фик биогра́фия специ́фика фантасти́ческий квалифика́ция фестива́ль форма́льный и<text:span text:style-name="T30">́</text:span>нфраструкту<text:span text:style-name="T30">́</text:span>ра францу́з фрагме́нт факти́ческий кафе́ филосо́фский филиа́л пре<text:span text:style-name="T30">́</text:span>сс-конфере́нция А<text:span text:style-name="T30">́</text:span>фрика физи́чески асфа́льт флаг ка́федра миф фра́кция форма́льно флот функциони́рование коэффицие́нт фона́рь функциона́льный платфо́рма фило́соф шофёр футбо́л фо́рум реформи́рование фи́зика эфи́р фундамента́льный штраф фунда́мент формулиро́вка фи́рменный портфе́ль фрукт фа́за феноме́н географи́ческий функциони́ровать квалифици́рованный лифт <text:soft-page-break/>сформирова́ться форма́т фикси<text:span text:style-name="T30">́</text:span>ровать Фёдор футбо́льный шеф классифика́ция фонта́н фо́кус модифика́ция ту́фля комфо́рт Афганиста<text:span text:style-name="T30">́</text:span>н Финля<text:span text:style-name="T30">́</text:span>ндия конфе́та граф финанси<text:span text:style-name="T30">́</text:span>ровать фи́нский инфля́ция профессиона́льно шуфля<text:span text:style-name="T30">́</text:span>дка фарс геогра́фия профессионали́зм профила́ктика буфе́т фаса́д Ио́сиф Фла<text:span text:style-name="T30">́</text:span>вий факс фар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Glagolica Missal DPG" svg:font-family="'Glagolica Missal DPG'" style:font-adornments="Regular" style:font-pitch="variable"/>
    <style:font-face style:name="Lato Black" svg:font-family="'Lato Black'" style:font-adornments="Black"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ato Black" fo:font-family="'Lato Black'" style:font-style-name="Black" style:font-pitch="variable" fo:font-size="14pt" fo:font-weight="900"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fo:text-align="justify" style:justify-single-word="false" style:page-number="auto" style:shadow="none" style:writing-mode="page">
        <style:tab-stops/>
        <style:drop-cap/>
      </style:paragraph-properties>
      <style:text-properties style:font-name="Times New Roman" fo:font-family="'Times New Roman'" style:font-style-name="Regular" style:font-family-generic="roman" style:font-pitch="variable" style:letter-kerning="false"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loext:graphic-properties draw:fill-image-width="0in" draw:fill-image-height="0in"/>
      <style:paragraph-properties fo:margin-left="0.2354in" fo:margin-right="0in" fo:text-indent="-0.2354in" style:auto-text-indent="false" text:number-lines="false" text:line-number="0" style:writing-mode="page"/>
      <style:text-properties style:font-name="Times New Roman" fo:font-family="'Times New Roman'" style:font-style-name="Regular" style:font-family-generic="roman" style:font-pitch="variable" fo:font-size="10pt" style:font-size-asian="10pt" style:font-size-complex="10pt"/>
    </style:style>
    <style:style style:name="Frame_20_contents" style:display-name="Frame contents" style:family="paragraph" style:parent-style-name="Standard" style:class="extra"/>
    <style:style style:name="Placeholder" style:family="text">
      <style:text-properties fo:font-variant="normal" fo:text-transform="none" style:use-window-font-color="true" style:font-name="Times New Roman" fo:font-family="'Times New Roman'" style:font-style-name="Regular" style:font-family-generic="roman" style:font-pitch="variable" style:text-underline-style="none" style:font-size-asian="10.5pt" style:text-scale="500%"/>
    </style:style>
    <style:style style:name="Numbering_20_Symbols" style:display-name="Numbering Symbols" style:family="text"/>
    <style:style style:name="HeadingGlagol" style:family="text">
      <style:text-properties style:font-name="Glagolica Missal DPG" fo:font-family="'Glagolica Missal DPG'" style:font-style-name="Regular" style:font-pitch="variable" fo:font-size="16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0:09:43.386477327</meta:creation-date>
    <meta:generator>LibreOffice/5.1.6.2$Linux_X86_64 LibreOffice_project/10m0$Build-2</meta:generator>
    <dc:date>2018-09-13T16:03:56.883922801</dc:date>
    <meta:editing-duration>P1DT15H20M57S</meta:editing-duration>
    <meta:editing-cycles>137</meta:editing-cycles>
    <dc:creator>Žāle Mottahedin</dc:creator>
    <meta:document-statistic meta:table-count="0" meta:image-count="0" meta:object-count="0" meta:page-count="22" meta:paragraph-count="64" meta:word-count="4023" meta:character-count="32034" meta:non-whitespace-character-count="28068"/>
  </office:meta>
</office:document-meta>
</file>